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573f" officeooo:paragraph-rsid="001f5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EVALUCIÓN INICIAL</text:p>
      <text:p text:style-name="P1"/>
      <text:p text:style-name="P1">Realiza un algoritmo de alguna actividad que realices e n tu día a día</text:p>
      <text:p text:style-name="P1"/>
      <text:p text:style-name="P1"/>
      <text:p text:style-name="P1">Desición para levantarse</text:p>
      <text:p text:style-name="P1">Revisar si es día habil</text:p>
      <text:p text:style-name="P1">Si: evantarse según desperador </text:p>
      <text:p text:style-name="P1">No: seguir durmiendo</text:p>
      <text:p text:style-name="P1"/>
      <text:p text:style-name="P1"/>
      <text:p text:style-name="P1">Realiza un algorítm,o diagrama de flujo y pseudocódigo del siguiente problema:</text:p>
      <text:p text:style-name="P1">Solicitando una calificación imprimir aprobado si discha calidiifcacoión es maor a 6 o reprobado si es menora 6</text:p>
      <text:p text:style-name="P1"/>
      <text:p text:style-name="P1">Leer calificiaciín</text:p>
      <text:p text:style-name="P1"/>
      <text:p text:style-name="P1">6 Es o más <text:s/>aprobado</text:p>
      <text:p text:style-name="P1">5 o mebos reproba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09:30:02.397000000</meta:creation-date>
    <dc:date>2022-03-09T09:39:07.196000000</dc:date>
    <meta:editing-duration>PT9M5S</meta:editing-duration>
    <meta:editing-cycles>1</meta:editing-cycles>
    <meta:document-statistic meta:table-count="0" meta:image-count="0" meta:object-count="0" meta:page-count="1" meta:paragraph-count="11" meta:word-count="71" meta:character-count="431" meta:non-whitespace-character-count="369"/>
    <meta:generator>LibreOffice/6.4.0.3$Windows_X86_64 LibreOffice_project/b0a288ab3d2d4774cb44b62f04d5d28733ac6df8</meta:generator>
  </office:meta>
</office:document-meta>
</file>